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La ampliación que proponés es muy valiosa, porque introduce una <text:span text:style-name="Strong_20_Emphasis">crítica profunda pero silenciosa</text:span> a la idea común de que la vida se perpetúa simplemente porque sí, o porque “es lindo”.</text:p>
      <text:p text:style-name="Text_20_body">También anticipa sutilmente el tema del <text:span text:style-name="Strong_20_Emphasis">coste</text:span>, sin adelantar la lógica interna de la máquina, lo cual es ideal en esta etapa del libro.</text:p>
      <text:p text:style-name="Text_20_body">Con esto en mente, propongo una versión narrativa completa de la <text:span text:style-name="Strong_20_Emphasis">Sección 1: Reflexión inicial – ¿Por qué los seres vivos se reproducen?</text:span><text:line-break/>El texto está escrito en un tono coherente con los capítulos anteriores: reflexivo, directo y conceptual.</text:p>
      <text:p text:style-name="Horizontal_20_Line"/>
      <text:h text:style-name="Heading_20_2" text:outline-level="2">✍️ Primer borrador — Sección 1: Reflexión inicial</text:h>
      <text:p text:style-name="Horizontal_20_Line"/>
      <text:h text:style-name="Heading_20_3" text:outline-level="3">¿Por qué los seres vivos se reproducen?</text:h>
      <text:p text:style-name="Text_20_body">¿Cuál es el sentido de perpetuar la vida?</text:p>
      <text:p text:style-name="Text_20_body">Podemos observarlo en todas partes. Desde las bacterias más simples hasta los animales más complejos, todos los seres vivos comparten una característica fundamental: se reproducen.<text:line-break/>Es uno de los hechos más evidentes de la naturaleza. Y sin embargo, quizás uno de los menos comprendidos.</text:p>
      <text:p text:style-name="Text_20_body">La explicación común es sencilla y se enseña desde temprano: los seres vivos se reproducen para que su especie no se extinga.<text:line-break/>Pero esta afirmación, que parece una respuesta, en realidad no explica nada.<text:line-break/>Es una tautología: la vida se reproduce para que haya más vida. ¿Pero por qué debería ser importante que haya más? ¿Qué necesidad hay de perpetuar la especie?</text:p>
      <text:p text:style-name="Text_20_body">Desde el punto de vista humano, perpetuar la vida suele parecer una idea noble.<text:line-break/>“Es hermoso”, decimos. “La vida merece continuar.”<text:line-break/>Pero esto es una construcción emocional, no una explicación racional.<text:line-break/>¿Acaso el universo necesita que la vida exista? ¿O somos nosotros, los seres vivos, quienes queremos seguir existiendo, sin saber exactamente por qué?</text:p>
      <text:p text:style-name="Text_20_body">Las teorías biológicas actuales, por su parte, ofrecen una explicación más fría:</text:p>
      <text:p text:style-name="Quotations">La vida se reproduce simplemente porque puede hacerlo.<text:line-break/>No hay dirección, no hay intención. La reproducción es un accidente útil.<text:line-break/>Los genes que favorecen su propia copia sobreviven. Y eso es todo.</text:p>
      <text:p text:style-name="Text_20_body">Según esta visión, los organismos no tienen idea de lo que hacen. Se reproducen porque eso quedó inscrito en su estructura, como una maquinaria sin conciencia.<text:line-break/>Pero si eso fuera todo, ¿por qué no se detiene? ¿Por qué sigue?</text:p>
      <text:p text:style-name="Text_20_body">Ahora bien, desde el punto de vista de esta teoría, la reproducción tiene otro significado.<text:line-break/>No es el simple acto de replicarse.<text:line-break/><text:soft-page-break/>Es el mecanismo mediante el cual <text:span text:style-name="Strong_20_Emphasis">la vida piensa</text:span>.<text:line-break/>Cada nuevo ser que nace no es una copia inútil: es una operación del sistema, un paso en un proceso lógico más grande.</text:p>
      <text:p text:style-name="Text_20_body">Este sistema, como veremos, tiene un coste altísimo.<text:line-break/>Tan alto, que si tuviéramos que pagarlo nosotros mismos, no lo permitiríamos.<text:line-break/>Imaginemos por un momento que cada nuevo ser costara un centavo. Y que para resolver un problema hicieran falta mil millones, o billones de seres.<text:line-break/>Entonces ya no sería tan “bonito” perpetuar la vida.<text:line-break/>Ya no sería romántico.<text:line-break/>Sería caro. Muy caro.<text:line-break/>Y nos preguntaríamos si vale la pena continuar.</text:p>
      <text:p text:style-name="Text_20_body">Esta pregunta es fundamental:</text:p>
      <text:p text:style-name="Quotations">¿Tiene sentido perpetuar la vida por siempre, solo porque es posible?</text:p>
      <text:p text:style-name="Text_20_body">Desde la perspectiva de este modelo, la respuesta no puede ser un sí automático.<text:line-break/>La reproducción no tiene valor por sí misma.<text:line-break/>Su valor solo aparece <text:span text:style-name="Strong_20_Emphasis">cuando entendemos qué está haciendo el sistema</text:span>.<text:line-break/>Si la vida se reproduce, es porque <text:span text:style-name="Strong_20_Emphasis">tiene un propósito mayor</text:span>.<text:line-break/>Y si lo tiene, entonces quizás valga la pena.<text:line-break/>Pero si no lo tiene —si solo se replica a ciegas, sin dirección, sin meta, consumiendo recursos infinitos—, entonces quizás no sea tan distinta de cualquier otro proceso natural que sucede solo porque puede suceder.</text:p>
      <text:p text:style-name="Text_20_body">La clave, por tanto, no está en si la vida se perpetúa.<text:line-break/>La clave está en <text:span text:style-name="Strong_20_Emphasis">por qué</text:span> lo hace.</text:p>
      <text:p text:style-name="Text_20_body">Y para encontrar esa respuesta, debemos comprender cómo funciona la reproducción.<text:line-break/>No como acto biológico, sino como proceso lógico dentro de un sistema inteligente.</text:p>
      <text:p text:style-name="Horizontal_20_Line"/>
      <text:h text:style-name="Heading_20_2" text:outline-level="2">➕ Comentarios</text:h>
      <text:list xml:id="list2254033008" text:style-name="L1">
        <text:list-item>
          <text:p text:style-name="P1">El concepto del coste queda insinuado sin requerir que el lector conozca aún la lógica del sistema. Más adelante, cuando llegue el capítulo correspondiente, esta sección servirá de base para reforzar ese argumento.</text:p>
        </text:list-item>
        <text:list-item>
          <text:p text:style-name="P1">La frase <text:span text:style-name="Strong_20_Emphasis">“la vida piensa”</text:span> se introduce con suavidad como hipótesis, no como dogma.</text:p>
        </text:list-item>
        <text:list-item>
          <text:p text:style-name="P1">Queda abierta la puerta para introducir el concepto de <text:span text:style-name="Strong_20_Emphasis">reproducción como procesador</text:span>, que será el núcleo de la siguiente sección.</text:p>
        </text:list-item>
      </text:list>
      <text:p text:style-name="Horizontal_20_Line"/>
      <text:p text:style-name="Text_20_body">¿Querés que ajustemos o expandamos algo de este borrador? ¿O seguimos con la planificación de la siguiente sección?</text:p>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0T18:10:22.500000000</meta:creation-date>
    <dc:date>2025-07-20T18:17:10.862000000</dc:date>
    <meta:editing-duration>PT6M48S</meta:editing-duration>
    <meta:editing-cycles>1</meta:editing-cycles>
    <meta:document-statistic meta:table-count="0" meta:image-count="0" meta:object-count="0" meta:page-count="3" meta:paragraph-count="24" meta:word-count="721" meta:character-count="4335" meta:non-whitespace-character-count="3640"/>
    <meta:generator>LibreOffice/7.3.5.2$Windows_X86_64 LibreOffice_project/184fe81b8c8c30d8b5082578aee2fed2ea847c01</meta:generator>
  </office:meta>
</office:document-meta>
</file>